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gr3" style:family="graphic" style:parent-style-name="standard">
      <style:graphic-properties draw:stroke="none" draw:fill="none" fo:min-height="1.38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P16" style:family="paragraph">
      <style:text-properties fo:font-size="32pt" style:font-size-asian="32pt" style:font-size-complex="32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style:font-size-asian="24pt" style:font-size-complex="24pt"/>
    </style:style>
    <style:style style:name="T86" style:family="text">
      <style:text-properties fo:font-size="24pt" fo:font-style="italic" style:font-size-asian="32pt" style:font-style-asian="italic" style:font-size-complex="32pt" style:font-style-complex="italic"/>
    </style:style>
    <style:style style:name="T87" style:family="text">
      <style:text-properties style:text-position="-33% 58%" fo:font-size="24pt" fo:font-style="italic" style:font-size-asian="32pt" style:font-style-asian="italic" style:font-size-complex="32pt"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33% 58%" fo:font-style="normal" style:font-style-asian="normal" style:font-style-complex="normal"/>
    </style:style>
    <style:style style:name="T91" style:family="text">
      <style:text-properties style:text-position="-33% 58%" fo:font-style="normal" style:font-style-asian="normal" style:font-style-complex="normal"/>
    </style:style>
    <style:style style:name="T92" style:family="text">
      <style:text-properties style:text-position="0% 100%" fo:font-style="normal" fo:font-weight="bold" style:font-style-asian="normal" style:font-weight-asian="bold" style:font-style-complex="normal" style:font-weight-complex="bold"/>
    </style:style>
    <style:style style:name="T93" style:family="text">
      <style:text-properties style:text-position="33% 58%"/>
    </style:style>
    <style:style style:name="T94" style:family="text">
      <style:text-properties fo:font-size="24pt"/>
    </style:style>
    <style:style style:name="T95" style:family="text">
      <style:text-properties style:text-position="33% 58%" fo:font-style="italic" style:font-style-asian="italic" style:font-style-complex="italic"/>
    </style:style>
    <style:style style:name="T96" style:family="text">
      <style:text-properties style:text-position="0% 100%" fo:font-weight="bold" style:font-weight-asian="bold" style:font-weight-complex="bold"/>
    </style:style>
    <style:style style:name="T97" style:family="text">
      <style:text-properties fo:font-size="32pt" style:font-size-asian="44pt" style:font-size-complex="44pt"/>
    </style:style>
    <style:style style:name="T98" style:family="text">
      <style:text-properties style:text-position="33% 58%" style:font-name="Segoe UI5" style:font-name-asian="Segoe UI5" style:font-name-complex="Segoe UI5"/>
    </style:style>
    <style:style style:name="T99" style:family="text">
      <style:text-properties fo:font-size="32pt" style:font-size-asian="32pt" style:font-size-complex="32pt"/>
    </style:style>
    <style:style style:name="T100" style:family="text">
      <style:text-properties fo:font-size="32pt" fo:font-style="italic" style:font-size-asian="32pt" style:font-style-asian="italic" style:font-size-complex="32pt" style:font-style-complex="italic"/>
    </style:style>
    <style:style style:name="T101" style:family="text">
      <style:text-properties style:text-position="33% 58%" style:font-name="Calibri4" fo:font-size="32pt" style:font-name-asian="Calibri4" style:font-size-asian="32pt" style:font-name-complex="Calibri4" style:font-size-complex="32pt"/>
    </style:style>
    <style:style style:name="T102" style:family="text">
      <style:text-properties style:font-name="Calibri2" fo:font-size="32pt" style:font-name-asian="Calibri4" style:font-size-asian="32pt" style:font-name-complex="Calibri4" style:font-size-complex="32pt"/>
    </style:style>
    <style:style style:name="T103" style:family="text">
      <style:text-properties style:text-position="-33% 58%" style:font-name="Calibri2" fo:font-size="32pt" fo:font-style="italic" style:font-name-asian="Calibri4" style:font-size-asian="32pt" style:font-style-asian="italic" style:font-name-complex="Calibri4" style:font-size-complex="32pt" style:font-style-complex="italic"/>
    </style:style>
    <style:style style:name="T104" style:family="text">
      <style:text-properties style:font-name="Calibri2" fo:font-size="32pt" fo:font-style="italic" style:font-name-asian="Calibri4" style:font-size-asian="32pt" style:font-style-asian="italic" style:font-name-complex="Calibri4" style:font-size-complex="32pt" style:font-style-complex="italic"/>
    </style:style>
    <style:style style:name="T105" style:family="text">
      <style:text-properties style:text-position="33% 58%" style:font-name="Calibri2" fo:font-size="32pt" style:font-name-asian="Calibri4" style:font-size-asian="32pt" style:font-name-complex="Calibri4" style:font-size-complex="32pt"/>
    </style:style>
    <style:style style:name="T106" style:family="text">
      <style:text-properties style:font-name="Segoe UI2" style:font-name-asian="Segoe UI5" style:font-name-complex="Segoe UI5"/>
    </style:style>
    <style:style style:name="T107" style:family="text">
      <style:text-properties style:font-name="Verdana3" fo:font-style="normal" style:font-name-asian="Verdana3" style:font-style-asian="normal" style:font-name-complex="Verdana3" style:font-style-complex="normal"/>
    </style:style>
    <style:style style:name="T108" style:family="text">
      <style:text-properties style:font-name="Verdana2" fo:font-style="normal" style:font-name-asian="Verdana3" style:font-style-asian="normal" style:font-name-complex="Verdana3" style:font-style-complex="normal"/>
    </style:style>
    <style:style style:name="T109" style:family="text">
      <style:text-properties style:font-name="Segoe UI5" fo:font-size="26pt" fo:font-style="italic" style:font-name-asian="Segoe UI5" style:font-size-asian="36pt" style:font-style-asian="italic" style:font-name-complex="Segoe UI5" style:font-size-complex="36pt" style:font-style-complex="italic"/>
    </style:style>
    <style:style style:name="T110" style:family="text">
      <style:text-properties style:font-name="Segoe UI5" fo:font-size="26pt" style:font-name-asian="Segoe UI5" style:font-size-asian="36pt" style:font-name-complex="Segoe UI5" style:font-size-complex="36pt"/>
    </style:style>
    <style:style style:name="T111" style:family="text">
      <style:text-properties fo:font-size="24pt" fo:font-weight="bold" style:font-size-asian="32pt" style:font-weight-asian="bold" style:font-size-complex="32pt" style:font-weight-complex="bold"/>
    </style:style>
    <style:style style:name="T112" style:family="text">
      <style:text-properties fo:font-size="32pt" fo:font-style="italic" style:font-size-asian="44pt" style:font-style-asian="italic" style:font-size-complex="44pt" style:font-style-complex="italic"/>
    </style:style>
    <style:style style:name="T113" style:family="text">
      <style:text-properties style:text-position="-33% 58%" fo:font-size="32pt" fo:font-style="italic" style:font-size-asian="44pt" style:font-style-asian="italic" style:font-size-complex="44pt" style:font-style-complex="italic"/>
    </style:style>
    <style:style style:name="T114" style:family="text">
      <style:text-properties style:text-position="33% 58%" style:font-name="Calibri4" style:font-name-asian="Calibri4" style:font-name-complex="Calibri4"/>
    </style:style>
    <style:style style:name="T115" style:family="text">
      <style:text-properties style:text-position="-33% 58%" fo:font-size="32pt" style:font-size-asian="44pt" style:font-size-complex="44pt"/>
    </style:style>
    <style:style style:name="T116"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text:span><text:span text:style-name="T71"><text:tab/></text:span><text:span text:style-name="T71">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draw:frame draw:style-name="gr3" draw:text-style-name="P8" draw:layer="layout" svg:width="1.556cm" svg:height="1.632cm" svg:x="23.209cm" svg:y="13.533cm">
          <draw:text-box>
            <text:p><text:span text:style-name="T85">ℋ</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6">P</text:span><text:span text:style-name="T87">M</text:span><text:span text:style-name="T15"> projiziere auf den Unterraum </text:span><text:span text:style-name="T86">M</text:span><text:span text:style-name="T15"> ⊂ </text:span><text:span text:style-name="T86">H</text:span><text:span text:style-name="T15">. Welche Eigenwerte und Eigenzustände besitzt </text:span><text:span text:style-name="T86">P</text:span><text:span text:style-name="T87">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58"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59"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0"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1"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8"/></text:p>
            <text:p><text:span text:style-name="T88">Dann ist der zu A inverse Operator </text:span><text:span text:style-name="T89">A</text:span><text:span text:style-name="T90">-1</text:span><text:span text:style-name="T88"> durch</text:span></text:p>
            <text:p><text:span text:style-name="T89">A</text:span><text:span text:style-name="T90">-1</text:span><text:span text:style-name="T88">|</text:span><text:span text:style-name="T53">β</text:span><text:span text:style-name="T88">&gt; = |</text:span><text:span text:style-name="T53">α</text:span><text:span text:style-name="T88">&gt;</text:span></text:p>
            <text:p><text:span text:style-name="T88">definiert, mit </text:span><text:span text:style-name="T89">D</text:span><text:span text:style-name="T3">A</text:span><text:span text:style-name="T91">-1</text:span><text:span text:style-name="T88"> = </text:span><text:span text:style-name="T89">W</text:span><text:span text:style-name="T3">A</text:span><text:span text:style-name="T88"> und </text:span><text:span text:style-name="T89">W</text:span><text:span text:style-name="T3">A</text:span><text:span text:style-name="T91">-1</text:span><text:span text:style-name="T88"> = </text:span><text:span text:style-name="T89">D</text:span><text:span text:style-name="T3">A</text:span><text:span text:style-name="T88">.</text:span></text:p>
            <text:p><text:span text:style-name="T88"/></text:p>
            <text:p><text:span text:style-name="T88">Wegen </text:span><text:span text:style-name="T89">D</text:span><text:span text:style-name="T3">A</text:span><text:span text:style-name="T88"> = </text:span><text:span text:style-name="T89">W</text:span><text:span text:style-name="T3">A</text:span><text:span text:style-name="T88"> ergibt sich die Operatoridentität:</text:span></text:p>
            <text:p><text:span text:style-name="T89">A</text:span><text:span text:style-name="T90">-1</text:span><text:span text:style-name="T89">A</text:span><text:span text:style-name="T88"> = </text:span><text:span text:style-name="T89">A</text:span><text:span text:style-name="T88"> </text:span><text:span text:style-name="T89">A</text:span><text:span text:style-name="T90">-1</text:span><text:span text:style-name="T88"> = </text:span><text:span text:style-name="T92">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3">−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text:span text:style-name="T94">Der adjungierte Operator wirkt im Dualraum so wie der Operator im Hilbertraum. Der inverse Operator wirkt im Hilbertraum und bewirkt eine Rücktransformation.</text:spa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3">−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3"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64"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65"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5">A</text:span>e<text:span text:style-name="T95">B</text:span> = e<text:span text:style-name="T95">A</text:span><text:span text:style-name="T90">+</text:span><text:span text:style-name="T95">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3">0</text:span> = <text:span text:style-name="T96">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5">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6"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ie lauten die Rechenregeln für die Differentiation von Operator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916cm" svg:height="8.81cm" svg:x="6.541cm" svg:y="6.094cm">
          <text:p/>
          <draw:object xlink:href="../Rechenregeln%20für%20die%20Differentiation%20von%20Operatorfunktionen%20nach%20einem%20Operator.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leitet man eine Operatorfunktion, welche von mehreren Operatoren abhängt, partiell nach einem Operator a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1.937cm" svg:height="2.192cm" svg:x="3.031cm" svg:y="9.403cm">
          <text:p/>
          <draw:object xlink:href="../Partielle%20Differentiation%20einer%20Operatorfunktion%20nach%20einem%20Operator%202%20(nur%20optisch%20verbessert%20vermutlich).odf" xlink:type="simple" xlink:show="embed" xlink:actuate="onLoad"/>
          <draw:image xlink:href="./ObjectReplacements/Object 70" xlink:type="simple" xlink:show="embed" xlink:actuate="onLoad"/>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Inwiefern stellt |<text:span text:style-name="T17">ψ</text:span><text:span text:style-name="T18">&gt; einen Spaltenvektor dar?</text:span></text:p>
          </draw:text-box>
        </draw:frame>
        <draw:frame presentation:style-name="pr2" draw:layer="layout" svg:width="25.199cm" svg:height="12.18cm" svg:x="1.4cm" svg:y="4.914cm" presentation:class="subtitle">
          <draw:text-box>
            <text:p>Die Festlegung erfolgt aufgrund der Struktur des Matrixprodukts und der Definition des Skalarprodukts als bra x ket: &lt;<text:span text:style-name="T12">α</text:span>|<text:span text:style-name="T12">β</text:span>&gt; bzw. &lt;<text:span text:style-name="T12">α</text:span>,<text:span text:style-name="T12">β</text:span>&gt;</text:p>
            <text:p>Da das Skalarprodukt eine Variante des Matrixprodukts ist folgt daraus dass der ket-Vektor einen Spaltenvektor darstellt.</text:p>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ie stellt man den Vektor |<text:span text:style-name="T17">ψ</text:span><text:span text:style-name="T18">&gt; bezüglich der Basis |</text:span><text:span text:style-name="T17">φ</text:span><text:span text:style-name="T19">n</text:span><text:span text:style-name="T18">&gt; dar?</text:span></text:p>
          </draw:text-box>
        </draw:frame>
        <draw:frame presentation:style-name="pr2" draw:layer="layout" svg:width="25.199cm" svg:height="12.18cm" svg:x="1.4cm" svg:y="4.914cm" presentation:class="subtitle">
          <draw:text-box>
            <text:p>Die Komponenten von |<text:span text:style-name="T12">ψ</text:span><text:span text:style-name="T20">&gt; legen den Zustand bezüglich der Basis |</text:span><text:span text:style-name="T12">φ</text:span><text:span text:style-name="T23">n</text:span><text:span text:style-name="T20">&gt; eindeutig fest:</text:span></text:p>
            <text:p><text:span text:style-name="T20"/></text:p>
            <text:p><text:span text:style-name="T20"/></text:p>
            <text:p><text:span text:style-name="T20"/></text:p>
            <text:p><text:span text:style-name="T20"/></text:p>
            <text:p><text:span text:style-name="T20"/></text:p>
            <text:p><text:span text:style-name="T20">Die Elemente sind gerade die Projektionen von |</text:span><text:span text:style-name="T12">ψ</text:span><text:span text:style-name="T20">&gt; auf die Basiszustände |</text:span><text:span text:style-name="T12">φ</text:span><text:span text:style-name="T23">n</text:span><text:span text:style-name="T20">&gt;:</text:span></text:p>
          </draw:text-box>
        </draw:frame>
        <draw:frame draw:style-name="gr1" draw:text-style-name="P1" draw:layer="layout" svg:width="4.65cm" svg:height="4.757cm" svg:x="11.374cm" svg:y="8.621cm">
          <text:p/>
          <draw:object xlink:href="../Zustand%20als%20Spaltenvektor.odf" xlink:type="simple" xlink:show="embed" xlink:actuate="onLoad"/>
          <draw:image xlink:href="./ObjectReplacements/Object 71" xlink:type="simple" xlink:show="embed" xlink:actuate="onLoad"/>
        </draw:frame>
        <draw:frame draw:style-name="gr1" draw:text-style-name="P1" draw:layer="layout" svg:width="10.354cm" svg:height="1.217cm" svg:x="8.822cm" svg:y="16.891cm">
          <text:p/>
          <draw:object xlink:href="../Elemente%20des%20Zustands%20als%20Projektionen%20auf%20die%20Basisvektoren.odf" xlink:type="simple" xlink:show="embed" xlink:actuate="onLoad"/>
          <draw:image xlink:href="./ObjectReplacements/Object 72" xlink:type="simple" xlink:show="embed" xlink:actuate="onLoad"/>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draw:text-box>
              <text:p>Jedes Element ist also ein Skalar!</text:p>
              <text:p>Vergleiche auch die Definition des Dirac-Vektors S.141-143 und S.148 in Wolfgang Nolting: Grundkurs Theoretische Physik 5/1 7., aktualisierte Auflage e-ISBN 978-3-540-68869-3</text:p>
              <text:p>Insbesondere die Eigenschaft dass der Hilbert-Raum unitär ist!</text:p>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rum sind die Komponenten des bra-Vektors komplex-konjugiert zu denen des ket-Vektors?</text:p>
          </draw:text-box>
        </draw:frame>
        <draw:frame presentation:style-name="pr2" draw:layer="layout" svg:width="25.199cm" svg:height="12.18cm" svg:x="1.4cm" svg:y="4.914cm" presentation:class="subtitle">
          <draw:text-box>
            <text:p>Dass der bra-Vektor ein Zeilenvektor ist sieht man an der Definition des Skalarprodukts als Matrixprodukt.</text:p>
            <text:p>Die Komponenten errechnen sich wie folgt:</text:p>
          </draw:text-box>
        </draw:frame>
        <draw:frame draw:style-name="gr1" draw:text-style-name="P1" draw:layer="layout" svg:width="13.858cm" svg:height="3.255cm" svg:x="7.07cm" svg:y="12.872cm">
          <text:p/>
          <draw:object xlink:href="../Komponenten%20des%20Bra-Vektors.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draw:text-box>
              <text:p>Wichtig hierbei ist, dass ein Hilbert-Raum unitär ist.<text:line-break/>Ein unitärer Raum wird definiert durch das Skalarprodukt als positiv definite hermitesche Sesquilinearform. Wichtig ist hier die Eigenschaft hermitesch, siehe der zweite Schritt!</text:p>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ie ist das Skalarprodukt zweier Hilbert-Vektoren komponentenweise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3.15cm" svg:height="7.69cm" svg:x="7.424cm" svg:y="6.654cm">
          <text:p/>
          <draw:object xlink:href="../komponentenweise%20Definition%20des%20Skalarprodukts%20im%20Hilbert-Raum.odf" xlink:type="simple" xlink:show="embed" xlink:actuate="onLoad"/>
          <draw:image xlink:href="./ObjectReplacements/Object 74" xlink:type="simple" xlink:show="embed" xlink:actuate="onLoad"/>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draw:text-box>
              <text:p>Hier erkennt man deutlich die Bedeutung des Begriffs Projektion</text:p>
            </draw:text-box>
          </draw:frame>
        </presentation:notes>
      </draw:page>
      <draw:page draw:name="page8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charakteristischen Merkmale weist die Matrix eines hermiteschen Operators auf?</text:span></text:p>
          </draw:text-box>
        </draw:frame>
        <draw:frame presentation:style-name="pr2" draw:layer="layout" svg:width="25.199cm" svg:height="12.18cm" svg:x="1.4cm" svg:y="4.914cm" presentation:class="subtitle">
          <draw:text-box>
            <text:p>Die Spiegelung an der Hauptdiagonalen führt die Matrixelemente in die konjugiert-komplexen über (<text:span text:style-name="T1">A</text:span><text:span text:style-name="T3">nm</text:span> = <text:span text:style-name="T1">A</text:span><text:span text:style-name="T93">*</text:span><text:span text:style-name="T3">mn</text:span>). Entsprechend sind die Diagonalelemente einer hermiteschen Matrix reell.</text:p>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draw:text-box>
            <text:p>Zeilen und Spalten einer unitären Matrix sind orthonormiert.</text:p>
            <text:p>Ferner gilt:</text:p>
            <text:p>(<text:span text:style-name="T1">U</text:span><text:span text:style-name="T93">-1</text:span>)<text:span text:style-name="T3">nm</text:span> = <text:span text:style-name="T1">U</text:span><text:span text:style-name="T93">*</text:span><text:span text:style-name="T3">mn</text:span><text:span text:style-name="T88">.</text:span></text:p>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Inwiefern entspricht das Produkt zweier Operatoren <text:span text:style-name="T1">A</text:span> und <text:span text:style-name="T1">B</text:span> dem Matrixprodukt?</text:p>
          </draw:text-box>
        </draw:frame>
        <draw:frame presentation:style-name="pr2" draw:layer="layout" svg:width="25.199cm" svg:height="12.18cm" svg:x="1.4cm" svg:y="4.914cm" presentation:class="subtitle" presentation:placeholder="true">
          <draw:text-box/>
        </draw:frame>
        <draw:frame draw:style-name="gr1" draw:text-style-name="P1" draw:layer="layout" svg:width="20.582cm" svg:height="1.774cm" svg:x="3.708cm" svg:y="9.612cm">
          <text:p/>
          <draw:object xlink:href="../Produkt%20zweier%20Operatoren%20als%20Matrixprodukt.odf" xlink:type="simple" xlink:show="embed" xlink:actuate="onLoad"/>
          <draw:image xlink:href="./ObjectReplacements/Object 75" xlink:type="simple" xlink:show="embed" xlink:actuate="onLoad"/>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draw:text-box>
            <text:p>Wie sieht die Matrix des zu <text:span text:style-name="T1">A</text:span> adjungierten Operators <text:span text:style-name="T1">A</text:span><text:span text:style-name="T98">†</text:span><text:span text:style-name="T18"> aus?</text:span></text:p>
          </draw:text-box>
        </draw:frame>
        <draw:frame presentation:style-name="pr2" draw:text-style-name="P16" draw:layer="layout" svg:width="25.199cm" svg:height="12.18cm" svg:x="1.4cm" svg:y="4.914cm" presentation:class="subtitle">
          <draw:text-box>
            <text:p><text:span text:style-name="T99">(</text:span><text:span text:style-name="T100">A</text:span><text:span text:style-name="T101">†</text:span><text:span text:style-name="T102">)</text:span><text:span text:style-name="T103">nm</text:span><text:span text:style-name="T102"> = </text:span><text:span text:style-name="T104">A</text:span><text:span text:style-name="T105">*</text:span><text:span text:style-name="T103">mn</text:span></text:p>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Wie sind die Elemente eines Operators bezüglich einer Basis |<text:span text:style-name="T17">φ</text:span><text:span text:style-name="T106">&gt; festgelegt?</text:span></text:p>
          </draw:text-box>
        </draw:frame>
        <draw:frame presentation:style-name="pr2" draw:layer="layout" svg:width="25.199cm" svg:height="12.18cm" svg:x="1.4cm" svg:y="4.914cm" presentation:class="subtitle">
          <draw:text-box>
            <text:p>Durch</text:p>
            <text:p><text:span text:style-name="T1">A</text:span><text:span text:style-name="T3">nm</text:span> = &lt;<text:span text:style-name="T12">φ</text:span><text:span text:style-name="T23">n</text:span><text:span text:style-name="T20">|</text:span><text:span text:style-name="T22">A</text:span><text:span text:style-name="T20">|</text:span><text:span text:style-name="T12">φ</text:span><text:span text:style-name="T23">m</text:span><text:span text:style-name="T20">&gt;</text:span></text:p>
            <text:p><text:span text:style-name="T20"/></text:p>
            <text:p><text:span text:style-name="T22">A</text:span><text:span text:style-name="T20"> ist eine Matrix, die |</text:span><text:span text:style-name="T12">φ</text:span><text:span text:style-name="T14">i</text:span><text:span text:style-name="T13">&gt; sind die Basisvektoren. Der Bra-Vektor ist selbstverständlich ein Zeilenvektor und komplex konjugiert zu seinem entsprechenden Spaltenvektor.</text:span></text:p>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draw:text-box>
              <text:p>Natürlich sind nur identische Basisvektoren (<text:span text:style-name="T1">n</text:span>=<text:span text:style-name="T1">m)</text:span><text:span text:style-name="T24"> komplex konjugiert zueinander. Für </text:span><text:span text:style-name="T1">n</text:span><text:span text:style-name="T107">≠</text:span><text:span text:style-name="T58">m</text:span><text:span text:style-name="T108"> sind die Vektoren orthogonal, haben also "miteinander nichts zu tun", sonst wäre die Basis nicht orthonormiert!</text:span></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drückt man die Abbildung eines Zustands |</text:span><text:span text:style-name="T109">ψ</text:span><text:span text:style-name="T110">&gt; auf den Zustand |</text:span><text:span text:style-name="T109">χ</text:span><text:span text:style-name="T110">&gt; durch den Operator </text:span><text:span text:style-name="T109">A</text:span><text:span text:style-name="T110"> komponentenweise aus?</text:span></text:p>
          </draw:text-box>
        </draw:frame>
        <draw:frame presentation:style-name="pr2" draw:layer="layout" svg:width="25.199cm" svg:height="12.18cm" svg:x="1.4cm" svg:y="4.914cm" presentation:class="subtitle">
          <draw:text-box>
            <text:p>Wird durch den Operator <text:span text:style-name="T1">A</text:span> der Zustand |<text:span text:style-name="T12">ψ</text:span><text:span text:style-name="T21">&gt; auf den Zustand |</text:span><text:span text:style-name="T12">χ</text:span><text:span text:style-name="T21">&gt; abgebildet, so gilt:</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draw:text-box>
        </draw:frame>
        <draw:frame draw:style-name="gr1" draw:text-style-name="P1" draw:layer="layout" svg:width="18.331cm" svg:height="13.215cm" svg:x="4.834cm" svg:y="7.592cm">
          <text:p/>
          <draw:object xlink:href="../Komponentenweise%20Abbildung%20von%20psi%20auf%20chi%20durch%20den%20Operator%20A%20zur%20Basis%20phi%20kompakt.odf" xlink:type="simple" xlink:show="embed" xlink:actuate="onLoad"/>
          <draw:image xlink:href="./ObjectReplacements/Object 76" xlink:type="simple" xlink:show="embed" xlink:actuate="onLoad"/>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draw:text-box>
              <text:p>Wichtig ist hier dass alles zur gleichen Basis phi erfolgt!</text:p>
            </draw:text-box>
          </draw:frame>
        </presentation:notes>
      </draw:page>
      <draw:page draw:name="page95"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24.145cm" svg:height="13.384cm" svg:x="1.927cm" svg:y="5.807cm">
          <text:p/>
          <draw:object xlink:href="../unitäre%20Transformation%20zur%20Diagonalisierung%20eines%20Operators%20(bessere%20Darstellung%20in%20Impress).odf" xlink:type="simple" xlink:show="embed" xlink:actuate="onLoad"/>
          <draw:image xlink:href="./ObjectReplacements/Object 77" xlink:type="simple" xlink:show="embed" xlink:actuate="onLoad"/>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draw:text-box>
            <text:p>Die Summe ihrer Diagonalelemente</text:p>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draw:text-box>
            <text:p>Sie ist unabhängig von der Darstellung, also unabhängig von der verwendeten VON-Basis</text:p>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draw:text-box>
            <text:p>Durch einen linearen, hermiteschen Operator</text:p>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draw:text-box>
            <text:p>Welche Resultate sind möglich?</text:p>
            <text:p>und</text:p>
            <text:p>Mit welcher Wahrscheinlichkeit wird ein möglicher Meßwert tatsächlich beobachtet?</text:p>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draw:text-box>
            <text:p>System</text:p>
            <text:p>Meßapparatur</text:p>
            <text:p>Beobachter</text:p>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draw:text-box>
            <text:p>Bei einer klassischen Messung wird das System durch die Meßapparatur im Allgemeinen nicht beeinflußt.</text:p>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111">vor</text:span><text:span text:style-name="T15"> der Messung der Observablen </text:span><text:span text:style-name="T86">A</text:span><text:span text:style-name="T15"> in irgendeinem Zustand |</text:span><text:span text:style-name="T86">ψ</text:span><text:span text:style-name="T15">&gt;. Was kann über den Systemzustand </text:span><text:span text:style-name="T111">nach</text:span><text:span text:style-name="T15"> der Messung ausgesagt werden?</text:span></text:p>
          </draw:text-box>
        </draw:frame>
        <draw:frame presentation:style-name="pr2" draw:layer="layout" svg:width="25.199cm" svg:height="12.18cm" svg:x="1.4cm" svg:y="4.914cm" presentation:class="subtitle">
          <draw:text-box>
            <text:p>Er geht in einen Eigenzustand |<text:span text:style-name="T1">a</text:span><text:span text:style-name="T3">i</text:span>&gt; der Observablen <text:span text:style-name="T1">A</text:span> über. In welchem Zustand |<text:span text:style-name="T1">a</text:span><text:span text:style-name="T3">i</text:span>&gt; das System sich tatsächlich befindet ist unbekannt.</text:p>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draw:text-box>
            <text:p>Der Eigenzustand ändert sich nicht. Eine zweite Messung mit demselben Filter liefert genau denselben Wert.</text:p>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Unter welchen Voraussetzungen verschwindet die mittlere quadratische Schwankung Δ</text:span><text:span text:style-name="T112">A</text:span><text:span text:style-name="T113">ψ</text:span><text:span text:style-name="T97">?</text:span></text:p>
          </draw:text-box>
        </draw:frame>
        <draw:frame presentation:style-name="pr2" draw:layer="layout" svg:width="25.199cm" svg:height="12.18cm" svg:x="1.4cm" svg:y="4.914cm" presentation:class="subtitle">
          <draw:text-box>
            <text:p>Wenn |<text:span text:style-name="T12">ψ</text:span><text:span text:style-name="T21">&gt; Eigenzustand zu </text:span><text:span text:style-name="T12">A</text:span><text:span text:style-name="T21"> ist</text:span></text:p>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397cm" svg:x="1.4cm" svg:y="4.806cm" presentation:class="subtitle" presentation:user-transformed="true">
          <draw:text-box>
            <text:p/>
            <text:p/>
            <text:p/>
            <text:p/>
            <text:p/>
            <text:p>Es ist die Aufsummierung jedes denkbaren Meßwerts multipliziert mit der Wahrscheinlichkeit seines Auftretens:</text:p>
            <text:p/>
            <text:p/>
            <text:p/>
            <text:p/>
            <text:p>bzw.</text:p>
          </draw:text-box>
        </draw:frame>
        <draw:frame draw:style-name="gr1" draw:text-style-name="P1" draw:layer="layout" svg:width="15.01cm" svg:height="3.945cm" svg:x="6.494cm" svg:y="12.391cm">
          <text:p/>
          <draw:object xlink:href="../Erwartungswert%20von%20A%20im%20Zustand%20psi.odf" xlink:type="simple" xlink:show="embed" xlink:actuate="onLoad"/>
          <draw:image xlink:href="./ObjectReplacements/Object 83" xlink:type="simple" xlink:show="embed" xlink:actuate="onLoad"/>
        </draw:frame>
        <draw:frame draw:style-name="gr1" draw:text-style-name="P1" draw:layer="layout" svg:width="1.294cm" svg:height="1.242cm" svg:x="6.452cm" svg:y="12.742cm">
          <text:p/>
          <draw:object xlink:href="../sum.odf" xlink:type="simple" xlink:show="embed" xlink:actuate="onLoad"/>
          <draw:image xlink:href="./ObjectReplacements/Object 84" xlink:type="simple" xlink:show="embed" xlink:actuate="onLoad"/>
        </draw:frame>
        <draw:frame draw:style-name="gr1" draw:text-style-name="P1" draw:layer="layout" svg:width="1.294cm" svg:height="1.242cm" svg:x="11.852cm" svg:y="12.742cm">
          <text:p/>
          <draw:object xlink:href="../sum.odf" xlink:type="simple" xlink:show="embed" xlink:actuate="onLoad"/>
          <draw:image xlink:href="./ObjectReplacements/Object 85" xlink:type="simple" xlink:show="embed" xlink:actuate="onLoad"/>
        </draw:frame>
        <draw:frame draw:style-name="gr1" draw:text-style-name="P1" draw:layer="layout" svg:width="1.294cm" svg:height="1.242cm" svg:x="11.552cm" svg:y="14.676cm">
          <text:p/>
          <draw:object xlink:href="../sum.odf" xlink:type="simple" xlink:show="embed" xlink:actuate="onLoad"/>
          <draw:image xlink:href="./ObjectReplacements/Object 86" xlink:type="simple" xlink:show="embed" xlink:actuate="onLoad"/>
        </draw:frame>
        <draw:frame draw:style-name="gr1" draw:text-style-name="P1" draw:layer="layout" svg:width="15.463cm" svg:height="1.774cm" svg:x="6.268cm" svg:y="17.612cm">
          <text:p/>
          <draw:object xlink:href="../Erwartungswert%20von%20A%20im%20Zustand%20psi%20(diskret).odf" xlink:type="simple" xlink:show="embed" xlink:actuate="onLoad"/>
          <draw:image xlink:href="./ObjectReplacements/Object 97" xlink:type="simple" xlink:show="embed" xlink:actuate="onLoad"/>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draw:text-box>
            <text:p>Man nennt sie verträglich, wenn sie sich bei der Messung nicht <text:span text:style-name="T1">stören</text:span>, so daß es auf die Reihenfolge ihrer Anwendung nicht ankommt.</text:p>
            <text:p>Der Endzustand ist gleichzeitig Eigenzustand zu <text:span text:style-name="T1">A</text:span> und <text:span text:style-name="T1">B</text:span><text:span text:style-name="T24">, was bedeutet:</text:span></text:p>
            <text:p><text:span text:style-name="T1">A</text:span><text:span text:style-name="T24">, </text:span><text:span text:style-name="T1">B</text:span><text:span text:style-name="T24"> </text:span><text:span text:style-name="T1">verträglich</text:span><text:span text:style-name="T24"> ⇐⇒ [</text:span><text:span text:style-name="T1">A</text:span><text:span text:style-name="T24">, </text:span><text:span text:style-name="T1">B</text:span><text:span text:style-name="T24">]</text:span><text:span text:style-name="T91">−</text:span><text:span text:style-name="T24"> = 0</text:span></text:p>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einem vollständigen oder maximalen Satz kommutierender Observabler?</text:span></text:p>
          </draw:text-box>
        </draw:frame>
        <draw:frame presentation:style-name="pr2" draw:layer="layout" svg:width="25.199cm" svg:height="12.18cm" svg:x="1.4cm" svg:y="4.914cm" presentation:class="subtitle">
          <draw:text-box>
            <text:p>Wenn es <text:span text:style-name="T16">genau</text:span> ein gemeinsames System von Eigenzuständen gibt</text:p>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draw:text-box>
            <text:p>Eine erneute Anwendung von <text:span text:style-name="T1">A</text:span> liefert <text:span text:style-name="T1">nicht mehr mit Sicherheit</text:span> den Meßwert <text:span text:style-name="T1">a</text:span><text:span text:style-name="T3">i</text:span>. Der durch <text:span text:style-name="T1">A</text:span> bewirkte Präparationseffekt wird durch <text:span text:style-name="T1">B</text:span> wieder aufgehoben.</text:p>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draw:text-box>
            <text:p>Wenn gilt: <text:span text:style-name="T1">X</text:span><text:span text:style-name="T114">†</text:span><text:span text:style-name="T20"> = -</text:span><text:span text:style-name="T22">X</text:span><text:span text:style-name="T70">.</text:span></text:p>
            <text:p><text:span text:style-name="T70">Der Operator i</text:span><text:span text:style-name="T22">X</text:span><text:span text:style-name="T70"> ist dann hermitesch.</text:span></text:p>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draw:text-box>
            <text:p>Ja, durch die verallgemeinerte Heisenbergsche Unbestimmtheitsrelation:</text:p>
          </draw:text-box>
        </draw:frame>
        <draw:frame draw:style-name="gr1" draw:text-style-name="P1" draw:layer="layout" svg:width="11.629cm" svg:height="2.192cm" svg:x="8.185cm" svg:y="12.403cm">
          <text:p/>
          <draw:object xlink:href="../verallgemeinerte%20Heisenbergsche%20Unbestimmtheitsrelation.odf" xlink:type="simple" xlink:show="embed" xlink:actuate="onLoad"/>
          <draw:image xlink:href="./ObjectReplacements/Object 87" xlink:type="simple" xlink:show="embed" xlink:actuate="onLoad"/>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der verallgemeinerten Heisenbergschen Unbestimmtheitsrelation?</text:span></text:p>
          </draw:text-box>
        </draw:frame>
        <draw:frame presentation:style-name="pr2" draw:layer="layout" svg:width="25.199cm" svg:height="12.18cm" svg:x="1.4cm" svg:y="4.914cm" presentation:class="subtitle">
          <draw:text-box>
            <text:p>Die folgende Abschätzung aufgrund der Schwarzschen Ungleichung:</text:p>
            <text:p/>
          </draw:text-box>
        </draw:frame>
        <draw:frame draw:style-name="gr1" draw:text-style-name="P1" draw:layer="layout" svg:width="11.629cm" svg:height="2.192cm" svg:x="8.185cm" svg:y="11.403cm">
          <text:p/>
          <draw:object xlink:href="../verallgemeinerte%20Heisenbergsche%20Unbestimmtheitsrelation.odf" xlink:type="simple" xlink:show="embed" xlink:actuate="onLoad"/>
          <draw:image xlink:href="./ObjectReplacements/Object 88" xlink:type="simple" xlink:show="embed" xlink:actuate="onLoad"/>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draw:text-box>
            <text:p>Wenn der Satz von Observablen, der zu einem bestimmten Zeitpunkt gemessen wurde, nicht vollständig ist, wenn man also über das System nicht genügend Informationen besitzt.</text:p>
            <text:p>Dann sagt man es sei <text:span text:style-name="T1">schwach präpariert</text:span> bzw. befinde sich in einem gemischten Zustand.</text:p>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3"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2.18cm" svg:x="1.4cm" svg:y="4.914cm" presentation:class="subtitl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draw:text-box>
        </draw:frame>
        <draw:frame draw:style-name="gr1" draw:text-style-name="P1" draw:layer="layout" svg:width="8.237cm" svg:height="1.774cm" svg:x="9.881cm" svg:y="15.612cm">
          <text:p/>
          <draw:object xlink:href="../Erwartungswert%20von%20A%20im%20gemischten%20Zustand.odf" xlink:type="simple" xlink:show="embed" xlink:actuate="onLoad"/>
          <draw:image xlink:href="./ObjectReplacements/Object 89" xlink:type="simple" xlink:show="embed" xlink:actuate="onLoad"/>
        </draw:frame>
        <draw:frame draw:style-name="gr1" draw:text-style-name="P1" draw:layer="layout" svg:width="8.879cm" svg:height="1.774cm" svg:x="9.56cm" svg:y="9.612cm">
          <text:p/>
          <draw:object xlink:href="../Wahrscheinlichkeit%20für%20reinen%20Zustand.odf" xlink:type="simple" xlink:show="embed" xlink:actuate="onLoad"/>
          <draw:image xlink:href="./ObjectReplacements/Object 90" xlink:type="simple" xlink:show="embed" xlink:actuate="onLoad"/>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3.976cm" svg:x="1.4cm" svg:y="6.017cm" presentation:class="subtitle" presentation:user-transformed="tru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text:p/>
            <text:p/>
            <text:p>Hier ist zusätzlich die quantenmechanische Mittelung enthalten. Diese betrifft Zustände und führt zu den bekannten Interferenzeffekten. Die statistische Mittelung hingegen betrifft direkt Erwartungswerte und nicht Zustände.</text:p>
          </draw:text-box>
        </draw:frame>
        <draw:frame draw:style-name="gr1" draw:text-style-name="P1" draw:layer="layout" svg:width="8.237cm" svg:height="1.774cm" svg:x="9.881cm" svg:y="14.112cm">
          <text:p/>
          <draw:object xlink:href="../Erwartungswert%20von%20A%20im%20gemischten%20Zustand.odf" xlink:type="simple" xlink:show="embed" xlink:actuate="onLoad"/>
          <draw:image xlink:href="./ObjectReplacements/Object 91" xlink:type="simple" xlink:show="embed" xlink:actuate="onLoad"/>
        </draw:frame>
        <draw:frame draw:style-name="gr1" draw:text-style-name="P1" draw:layer="layout" svg:width="8.879cm" svg:height="1.774cm" svg:x="9.56cm" svg:y="8.812cm">
          <text:p/>
          <draw:object xlink:href="../Wahrscheinlichkeit%20für%20reinen%20Zustand.odf" xlink:type="simple" xlink:show="embed" xlink:actuate="onLoad"/>
          <draw:image xlink:href="./ObjectReplacements/Object 92" xlink:type="simple" xlink:show="embed" xlink:actuate="onLoad"/>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draw:text-box>
            <text:p>Wie lautet die quantenmechanische Mittelung?</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2.589cm" svg:height="5.753cm" svg:x="7.705cm" svg:y="7.623cm">
          <text:p/>
          <draw:object xlink:href="../Quantenmechanische%20Mittelung.odf" xlink:type="simple" xlink:show="embed" xlink:actuate="onLoad"/>
          <draw:image xlink:href="./ObjectReplacements/Object 93" xlink:type="simple" xlink:show="embed" xlink:actuate="onLoad"/>
        </draw:frame>
        <draw:frame draw:style-name="gr1" draw:text-style-name="P1" draw:layer="layout" svg:width="1.294cm" svg:height="1.242cm" svg:x="12.398cm" svg:y="7.824cm">
          <text:p/>
          <draw:object xlink:href="../sum.odf" xlink:type="simple" xlink:show="embed" xlink:actuate="onLoad"/>
          <draw:image xlink:href="./ObjectReplacements/Object 96" xlink:type="simple" xlink:show="embed" xlink:actuate="onLoad"/>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draw:text-box>
            <text:p>Es wird über alle <text:span text:style-name="T1">denkbaren</text:span> reinen Zustände summiert!</text:p>
          </draw:text-box>
        </draw:frame>
        <draw:frame draw:style-name="gr1" draw:text-style-name="P1" draw:layer="layout" svg:width="7.125cm" svg:height="1.774cm" svg:x="10.437cm" svg:y="8.812cm">
          <text:p/>
          <draw:object xlink:href="../Dichtematrix.odf" xlink:type="simple" xlink:show="embed" xlink:actuate="onLoad"/>
          <draw:image xlink:href="./ObjectReplacements/Object 94" xlink:type="simple" xlink:show="embed" xlink:actuate="onLoad"/>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draw:text-box>
            <text:p>Über die Spur des Matrixprodukts des Dichteoperators mit der Observablen:</text:p>
            <text:p/>
            <text:p/>
            <text:p/>
            <text:p/>
            <text:p/>
          </draw:text-box>
        </draw:frame>
        <draw:frame draw:style-name="gr1" draw:text-style-name="P1" draw:layer="layout" svg:width="15.321cm" svg:height="8.962cm" svg:x="6.339cm" svg:y="10.618cm">
          <text:p/>
          <draw:object xlink:href="../Erwartungswerte%20mit%20Dichtematrix.odf" xlink:type="simple" xlink:show="embed" xlink:actuate="onLoad"/>
          <draw:image xlink:href="./ObjectReplacements/Object 95" xlink:type="simple" xlink:show="embed" xlink:actuate="onLoad"/>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6">ρ</text:span><text:span text:style-name="T15"> werde in der VON-Eigenbasis {|</text:span><text:span text:style-name="T86">a</text:span><text:span text:style-name="T87">i</text:span><text:span text:style-name="T15">&gt;} der Observablen </text:span><text:span text:style-name="T86">A</text:span><text:span text:style-name="T15"> dargestellt. Welche physikalische Bedeutung haben die Diagonalelemente?</text:span></text:p>
          </draw:text-box>
        </draw:frame>
        <draw:frame presentation:style-name="pr2" draw:layer="layout" svg:width="25.199cm" svg:height="12.18cm" svg:x="1.4cm" svg:y="4.914cm" presentation:class="subtitle">
          <draw:text-box>
            <text:p>An der <text:span text:style-name="T1">i</text:span>-ten Stelle steht die Wahrscheinlichkeit für die Messung von <text:span text:style-name="T1">a</text:span><text:span text:style-name="T3">i</text:span> am gemischten Zustand</text:p>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draw:text-box>
            <text:p>Den Erwartungswert von <text:span text:style-name="T12">ρ</text:span><text:span text:style-name="T21"> im normierten Zustand |</text:span><text:span text:style-name="T12">φ</text:span><text:span text:style-name="T21">&gt;.</text:span></text:p>
            <text:p>Er stellt die Wahrscheinlichkeit dafür dar, das System in diesem Zustand anzutreffen</text:p>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draw:text-box>
            <text:p>Die Spur der Dichtematrix ist 1.</text:p>
            <text:p>Dies folgt direkt für <text:span text:style-name="T1">A</text:span> = <text:span text:style-name="T16">1</text:span> aus Sp(<text:span text:style-name="T12">ρ</text:span><text:span text:style-name="T22">A</text:span><text:span text:style-name="T20">) = Sp(</text:span><text:span text:style-name="T22">A </text:span><text:span text:style-name="T12">ρ</text:span><text:span text:style-name="T20">)</text:span></text:p>
            <text:p><text:span text:style-name="T20"/></text:p>
            <text:p><text:span text:style-name="T20">Es ist zudem eine zur Wahrscheinlichkeitsinterpretation kompatible Relation.</text:span></text:p>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rum muß der Zeitentwicklungsoperator </text:span><text:span text:style-name="T112">U</text:span><text:span text:style-name="T97">(</text:span><text:span text:style-name="T112">t</text:span><text:span text:style-name="T97">, </text:span><text:span text:style-name="T112">t</text:span><text:span text:style-name="T115">0</text:span><text:span text:style-name="T97">)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3" draw:layer="layout" svg:width="16.799cm" svg:height="13.365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6">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3" draw:layer="layout" svg:width="16.799cm" svg:height="13.365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3" draw:layer="layout" svg:width="16.799cm" svg:height="13.365cm" svg:x="2.1cm" svg:y="14.107cm" presentation:class="notes" presentation:placeholder="true">
            <draw:text-box/>
          </draw:frame>
        </presentation:notes>
      </draw:page>
      <draw:page draw:name="page13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4"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3" draw:layer="layout" svg:width="16.799cm" svg:height="13.365cm" svg:x="2.1cm" svg:y="14.107cm" presentation:class="notes" presentation:placeholder="true">
            <draw:text-box/>
          </draw:frame>
        </presentation:notes>
      </draw:page>
      <draw:page draw:name="page136"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7" presentation:class="page"/>
          <draw:frame presentation:style-name="pr3" draw:layer="layout" svg:width="16.799cm" svg:height="13.365cm" svg:x="2.1cm" svg:y="14.107cm" presentation:class="notes" presentation:placeholder="true">
            <draw:text-box/>
          </draw:frame>
        </presentation:notes>
      </draw:page>
      <draw:page draw:name="page138"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1" presentation:class="page"/>
          <draw:frame presentation:style-name="pr3" draw:layer="layout" svg:width="16.799cm" svg:height="13.365cm" svg:x="2.1cm" svg:y="14.107cm" presentation:class="notes" presentation:placeholder="true">
            <draw:text-box/>
          </draw:frame>
        </presentation:notes>
      </draw:page>
      <draw:page draw:name="page14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2" presentation:class="page"/>
          <draw:frame presentation:style-name="pr4" draw:layer="layout" svg:width="16.799cm" svg:height="13.364cm" svg:x="2.1cm" svg:y="14.107cm" presentation:class="notes" presentation:placeholder="true">
            <draw:text-box/>
          </draw:frame>
        </presentation:notes>
      </draw:page>
      <draw:page draw:name="page14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3" presentation:class="page"/>
          <draw:frame presentation:style-name="pr4"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4" presentation:class="page"/>
          <draw:frame presentation:style-name="pr3" draw:layer="layout" svg:width="16.799cm" svg:height="13.365cm" svg:x="2.1cm" svg:y="14.107cm" presentation:class="notes" presentation:placeholder="true">
            <draw:text-box/>
          </draw:frame>
        </presentation:notes>
      </draw:page>
      <draw:page draw:name="page145"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5" presentation:class="page"/>
          <draw:frame presentation:style-name="pr4"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6" presentation:class="page"/>
          <draw:frame presentation:style-name="pr3" draw:layer="layout" svg:width="16.799cm" svg:height="13.365cm" svg:x="2.1cm" svg:y="14.107cm" presentation:class="notes" presentation:placeholder="true">
            <draw:text-box/>
          </draw:frame>
        </presentation:notes>
      </draw:page>
      <draw:page draw:name="page147"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7" presentation:class="page"/>
          <draw:frame presentation:style-name="pr4" draw:layer="layout" svg:width="16.799cm" svg:height="13.364cm" svg:x="2.1cm" svg:y="14.107cm" presentation:class="notes" presentation:placeholder="true">
            <draw:text-box/>
          </draw:frame>
        </presentation:notes>
      </draw:page>
      <draw:page draw:name="page148"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78" xlink:type="simple" xlink:show="embed" xlink:actuate="onLoad"/>
        </draw:frame>
        <presentation:notes draw:style-name="dp2">
          <draw:page-thumbnail draw:style-name="gr2" draw:layer="layout" svg:width="14.848cm" svg:height="11.136cm" svg:x="3.075cm" svg:y="2.257cm" draw:page-number="148" presentation:class="page"/>
          <draw:frame presentation:style-name="pr4" draw:layer="layout" svg:width="16.799cm" svg:height="13.364cm" svg:x="2.1cm" svg:y="14.107cm" presentation:class="notes" presentation:placeholder="true">
            <draw:text-box/>
          </draw:frame>
        </presentation:notes>
      </draw:page>
      <draw:page draw:name="page149"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9" presentation:class="page"/>
          <draw:frame presentation:style-name="pr3" draw:layer="layout" svg:width="16.799cm" svg:height="13.365cm" svg:x="2.1cm" svg:y="14.107cm" presentation:class="notes" presentation:placeholder="true">
            <draw:text-box/>
          </draw:frame>
        </presentation:notes>
      </draw:page>
      <draw:page draw:name="page150"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0" presentation:class="page"/>
          <draw:frame presentation:style-name="pr4" draw:layer="layout" svg:width="16.799cm" svg:height="13.364cm" svg:x="2.1cm" svg:y="14.107cm" presentation:class="notes" presentation:placeholder="true">
            <draw:text-box/>
          </draw:frame>
        </presentation:notes>
      </draw:page>
      <draw:page draw:name="page151"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1" presentation:class="page"/>
          <draw:frame presentation:style-name="pr3" draw:layer="layout" svg:width="16.799cm" svg:height="13.365cm" svg:x="2.1cm" svg:y="14.107cm" presentation:class="notes" presentation:placeholder="true">
            <draw:text-box/>
          </draw:frame>
        </presentation:notes>
      </draw:page>
      <draw:page draw:name="page152"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2" presentation:class="page"/>
          <draw:frame presentation:style-name="pr4" draw:layer="layout" svg:width="16.799cm" svg:height="13.364cm" svg:x="2.1cm" svg:y="14.107cm" presentation:class="notes" presentation:placeholder="true">
            <draw:text-box/>
          </draw:frame>
        </presentation:notes>
      </draw:page>
      <draw:page draw:name="page153"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5">m</text:span> <text:s text:c="2"/><text:span text:style-name="T95">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79"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80" xlink:type="simple" xlink:show="embed" xlink:actuate="onLoad"/>
        </draw:frame>
        <presentation:notes draw:style-name="dp2">
          <draw:page-thumbnail draw:style-name="gr2" draw:layer="layout" svg:width="14.848cm" svg:height="11.136cm" svg:x="3.075cm" svg:y="2.257cm" draw:page-number="153" presentation:class="page"/>
          <draw:frame presentation:style-name="pr4" draw:layer="layout" svg:width="16.799cm" svg:height="13.364cm" svg:x="2.1cm" svg:y="14.107cm" presentation:class="notes" presentation:placeholder="true">
            <draw:text-box/>
          </draw:frame>
        </presentation:notes>
      </draw:page>
      <draw:page draw:name="page15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lt;</text:span><text:span text:style-name="T112">q</text:span><text:span text:style-name="T97">| <text:s text:c="2"/></text:span><text:span text:style-name="T116">m</text:span><text:span text:style-name="T97"> <text:s text:c="2"/></text:span><text:span text:style-name="T116">n</text:span><text:span text:style-name="T97">|</text:span><text:span text:style-name="T112">ψ</text:span><text:span text:style-name="T9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81"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82" xlink:type="simple" xlink:show="embed" xlink:actuate="onLoad"/>
        </draw:frame>
        <presentation:notes draw:style-name="dp2">
          <draw:page-thumbnail draw:style-name="gr2" draw:layer="layout" svg:width="14.848cm" svg:height="11.136cm" svg:x="3.075cm" svg:y="2.257cm" draw:page-number="15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3T03:38:08.041000000</dc:date>
    <meta:document-statistic meta:object-count="735"/>
  </office:meta>
</office:document-meta>
</file>